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pple-system" svg:font-family="apple-system, BlinkMacSystemFont, 'Segoe UI', Helvetica, Arial, sans-serif, 'Apple Color Emoji', 'Segoe UI Emoji', 'Segoe UI Symbol'"/>
    <style:font-face style:name="Arial2" svg:font-family="Arial" style:font-family-generic="swiss"/>
    <style:font-face style:name="TimesNewRomanPS-BoldMT" svg:font-family="TimesNewRomanPS-BoldMT" style:font-family-generic="swiss"/>
    <style:font-face style:name="TimesNewRomanPSMT" svg:font-family="TimesNewRomanPS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text-autospace="none"/>
      <style:text-properties style:font-name="TimesNewRomanPS-BoldMT" fo:font-size="12pt" fo:font-weight="bold" style:font-name-asian="TimesNewRomanPS-BoldMT" style:font-size-asian="12pt" style:font-weight-asian="bold" style:font-name-complex="TimesNewRomanPS-BoldMT" style:font-size-complex="12pt" style:font-weight-complex="bold"/>
    </style:style>
    <style:style style:name="P2" style:family="paragraph" style:parent-style-name="Standard">
      <style:paragraph-properties fo:text-align="center" style:justify-single-word="false" style:text-autospace="none"/>
      <style:text-properties style:font-name="TimesNewRomanPS-BoldMT" fo:font-size="12pt" fo:font-weight="bold" style:font-name-asian="TimesNewRomanPS-BoldMT" style:font-size-asian="12pt" style:font-weight-asian="bold" style:font-name-complex="TimesNewRomanPS-BoldMT" style:font-size-complex="12pt" style:font-weight-complex="bold"/>
    </style:style>
    <style:style style:name="P3" style:family="paragraph" style:parent-style-name="Standard">
      <style:paragraph-properties fo:text-align="start" style:justify-single-word="false" style:text-autospace="none"/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P4" style:family="paragraph" style:parent-style-name="Standard">
      <style:paragraph-properties fo:text-align="center" style:justify-single-word="false" style:text-autospace="none"/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P5" style:family="paragraph" style:parent-style-name="Standard" style:list-style-name="L1">
      <style:paragraph-properties fo:text-align="start" style:justify-single-word="false" style:text-autospace="none"/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P6" style:family="paragraph" style:parent-style-name="Standard" style:list-style-name="L3">
      <style:paragraph-properties fo:text-align="start" style:justify-single-word="false" style:text-autospace="none"/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P7" style:family="paragraph" style:parent-style-name="Standard" style:list-style-name="L4">
      <style:paragraph-properties fo:text-align="start" style:justify-single-word="false" style:text-autospace="none"/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P8" style:family="paragraph" style:parent-style-name="Standard" style:list-style-name="L5">
      <style:paragraph-properties fo:text-align="start" style:justify-single-word="false" style:text-autospace="none"/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P9" style:family="paragraph" style:parent-style-name="Standard" style:list-style-name="L6">
      <style:paragraph-properties fo:text-align="start" style:justify-single-word="false" style:text-autospace="none"/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P10" style:family="paragraph" style:parent-style-name="Standard" style:list-style-name="L7">
      <style:paragraph-properties fo:text-align="start" style:justify-single-word="false" style:text-autospace="none"/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P11" style:family="paragraph" style:parent-style-name="Standard">
      <style:paragraph-properties fo:text-align="center" style:justify-single-word="false" style:text-autospace="none"/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P12" style:family="paragraph" style:parent-style-name="Standard" style:list-style-name="L2">
      <style:paragraph-properties fo:text-align="start" style:justify-single-word="false" style:text-autospace="none"/>
      <style:text-properties style:font-name="TimesNewRomanPSMT" fo:font-size="12pt" fo:font-weight="normal" style:font-name-asian="TimesNewRomanPSMT" style:font-size-asian="12pt" style:font-weight-asian="normal" style:font-name-complex="TimesNewRomanPSMT" style:font-size-complex="12pt" style:font-weight-complex="normal"/>
    </style:style>
    <style:style style:name="P13" style:family="paragraph" style:parent-style-name="Standard" style:list-style-name="L4">
      <style:paragraph-properties fo:text-align="start" style:justify-single-word="false" style:text-autospace="none"/>
      <style:text-properties style:font-name="TimesNewRomanPS-BoldMT" fo:font-size="12pt" fo:font-weight="bold" style:font-name-asian="TimesNewRomanPS-BoldMT" style:font-size-asian="12pt" style:font-weight-asian="bold" style:font-name-complex="TimesNewRomanPS-BoldMT" style:font-size-complex="12pt" style:font-weight-complex="bold"/>
    </style:style>
    <style:style style:name="P14" style:family="paragraph" style:parent-style-name="Standard">
      <style:paragraph-properties fo:text-align="start" style:justify-single-word="false" style:text-autospace="none"/>
      <style:text-properties style:font-name="TimesNewRomanPS-BoldMT" fo:font-size="12pt" fo:font-weight="bold" style:font-name-asian="TimesNewRomanPS-BoldMT" style:font-size-asian="12pt" style:font-weight-asian="bold" style:font-name-complex="TimesNewRomanPS-BoldMT" style:font-size-complex="12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variant="normal" fo:text-transform="none" fo:color="#666666" style:font-name="apple-system" fo:font-size="15pt" fo:letter-spacing="normal" fo:font-style="normal" fo:font-weight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lexander Sirota</text:p>
      <text:p text:style-name="P4">asirota@bu.edu (443)-326-6100</text:p>
      <text:p text:style-name="P4">https://github.com/asirota12</text:p>
      <text:p text:style-name="P4">www.linkedin.com/in/alexander-sirota-38069369</text:p>
      <text:p text:style-name="P4">260 Colonnade Dr. Apt 16, Charlottesville VA 22903</text:p>
      <text:p text:style-name="P1">Education</text:p>
      <text:p text:style-name="P3">Boston University, Boston, MA</text:p>
      <text:p text:style-name="P3">BA, Mathematics and Physics in three years, May 2013 with GPA of 3.41</text:p>
      <text:p text:style-name="P3">PH.D at University of Virginia with GPA of 3.76, Graduating May 2018</text:p>
      <text:p text:style-name="P3"/>
      <text:p text:style-name="P1">Summary</text:p>
      <text:list xml:id="list3009020507298444889" text:style-name="L1">
        <text:list-item>
          <text:p text:style-name="P5">Researching cutting edge condensed matter physics in topological states, found here at https://arxiv.org/abs/1701.08828</text:p>
        </text:list-item>
        <text:list-item>
          <text:p text:style-name="P5">Researching deep convolution neural networks in computer science outside of school</text:p>
        </text:list-item>
        <text:list-item>
          <text:p text:style-name="P5">Well versed in numerous object oriented programming languages and software packages as well as graduate level mathematics and physics. </text:p>
        </text:list-item>
        <text:list-item>
          <text:p text:style-name="P5">Worked in a variety of research positions, creating simulations and models of various physical processes, as well as measuring and taking data in electric systems</text:p>
        </text:list-item>
        <text:list-item>
          <text:p text:style-name="P5">Presented research on a regular basis and am used to following the bleeding edge research</text:p>
        </text:list-item>
        <text:list-item>
          <text:p text:style-name="P5">Teaching, tutoring and grading across astronomy, computer science, math and physics for the past 5 years</text:p>
        </text:list-item>
      </text:list>
      <text:p text:style-name="P3"/>
      <text:p text:style-name="P1">Technical Skills</text:p>
      <text:list xml:id="list21408720" text:continue-numbering="true" text:style-name="L1">
        <text:list-item>
          <text:p text:style-name="P5">OO Programming languages: C++, Java , Fortran, Python</text:p>
        </text:list-item>
        <text:list-item>
          <text:p text:style-name="P5">Statistical software: Theano, Numpy, Wolfram Alpha Mathematica, Excel, Tableau, Gnuplot</text:p>
        </text:list-item>
        <text:list-item>
          <text:p text:style-name="P5">Operating systems: Windows, Mac, and Linux, can use shell or DOS</text:p>
        </text:list-item>
        <text:list-item>
          <text:p text:style-name="P5">Other Skills: Github, C#, Javascript, SQL and HTML</text:p>
        </text:list-item>
        <text:list-item>
          <text:p text:style-name="P5">Oscilloscopes and PASCO interfaces with Data Studio or Capstone software</text:p>
        </text:list-item>
      </text:list>
      <text:p text:style-name="P3"/>
      <text:p text:style-name="P1">Projects</text:p>
      <text:list xml:id="list5593754757167338376" text:style-name="L2">
        <text:list-item>
          <text:p text:style-name="P12">2017: Paper on novel topological phases at https://arxiv.org/abs/1701.08828</text:p>
        </text:list-item>
      </text:list>
      <text:list xml:id="list2478825073942016843" text:style-name="L3">
        <text:list-item>
          <text:p text:style-name="P6"><text:span text:style-name="T1">2016: Created a convolution neural network for a basic image cl</text:span>assification program in Python </text:p>
        </text:list-item>
        <text:list-item>
          <text:p text:style-name="P6">2016: Created a material simulation that accurately reproduced energy levels and excitation locations by solving a large matrix eigenvalue problem.</text:p>
        </text:list-item>
        <text:list-item>
          <text:p text:style-name="P6">2015: Created a solar energy charge controller with an arduino board.</text:p>
        </text:list-item>
        <text:list-item>
          <text:p text:style-name="P6">2013: Created a simulation in C++ that found what data to store in real time from a data stream that was to large to use.</text:p>
          <text:p text:style-name="P6"/>
        </text:list-item>
      </text:list>
      <text:p text:style-name="P1">Research Experience</text:p>
      <text:list xml:id="list623658159836957840" text:style-name="L4">
        <text:list-item>
          <text:p text:style-name="P7">2015-current: Research Assistant under Dr. Teo in condensed matter theory in topological</text:p>
          <text:p text:style-name="P7">matter involving band theory computations which are essentially large eigenvalue</text:p>
          <text:p text:style-name="P7">problems, and modular tensor category theory with some conformal field theory. Two</text:p>
          <text:p text:style-name="P7">publications are underway.</text:p>
          <text:p text:style-name="P7"/>
        </text:list-item>
        <text:list-item>
          <text:p text:style-name="P7">2014-2015: Research Assistant under Dr. Vaman and Dr. Thacker in string theory.</text:p>
          <text:p text:style-name="P7">Focused on conformal field theory and anomaly inflow into strings. Worked most</text:p>
          <text:p text:style-name="P7"><text:soft-page-break/>problems using calculus of variations.</text:p>
          <text:p text:style-name="P7"/>
        </text:list-item>
        <text:list-item>
          <text:p text:style-name="P7">2013: Research Assistant under Dr. Dukes in experimental high energy physics,</text:p>
          <text:p text:style-name="P7">simulating magnetic monopoles in the NOVA detector with affiliation to Fermilab using</text:p>
          <text:p text:style-name="P7">monte carlo approaches in C++ and Fortran.</text:p>
          <text:p text:style-name="P7"/>
        </text:list-item>
        <text:list-item>
          <text:p text:style-name="P7">2012: Research Assistant under Dr. Zimmerman in experimental condensed matter</text:p>
          <text:p text:style-name="P7">designing electric amplifiers and oscillators to characterize magnetic properties of</text:p>
          <text:p text:style-name="P7">superconductors, involving getting voltage and current data to optimize precision as well</text:p>
          <text:p text:style-name="P7">as java based simulations of josephson junctions.</text:p>
          <text:p text:style-name="P7"/>
        </text:list-item>
        <text:list-item>
          <text:p text:style-name="P7">2010-2011: Research Assistant under Dr. Levichev recreating Minkowski space for</text:p>
          <text:p text:style-name="P7">different space/time manifolds</text:p>
          <text:p text:style-name="P13"/>
        </text:list-item>
      </text:list>
      <text:p text:style-name="P1">Teaching Experience</text:p>
      <text:list xml:id="list21426581" text:continue-numbering="true" text:style-name="L4">
        <text:list-item>
          <text:p text:style-name="P7">2013-current Teaching Assistant for University of Virginia</text:p>
          <text:p text:style-name="P7"/>
        </text:list-item>
        <text:list-item>
          <text:p text:style-name="P7">2015: Physics I Discussion (pre-medical students): Mechanics, Fluids, Thermodynamics:</text:p>
          <text:p text:style-name="P7">algebra based in Summer Session 2016 and in Spring semester</text:p>
          <text:p text:style-name="P7"/>
        </text:list-item>
        <text:list-item>
          <text:p text:style-name="P7">2013-2015: Physics II Laboratory (pre-medical and engineering majors)-</text:p>
          <text:p text:style-name="P7">Electrodynamics: calculus and algebra based, using PASCO Interface systems for 3</text:p>
          <text:p text:style-name="P7">semesters</text:p>
          <text:p text:style-name="P7"/>
        </text:list-item>
        <text:list-item>
          <text:p text:style-name="P7">2013-2015: Physics I Laboratory (pre-medical, engineering and physics majors)-</text:p>
          <text:p text:style-name="P7">Mechanics, Fluids, Thermodynamics: calculus and algebra based, using PASCO systems</text:p>
          <text:p text:style-name="P7">for 3 semesters</text:p>
        </text:list-item>
      </text:list>
      <text:list xml:id="list4653295290704621744" text:style-name="L5">
        <text:list-header>
          <text:p text:style-name="P8"/>
        </text:list-header>
      </text:list>
      <text:list xml:id="list7054910024271441938" text:style-name="L6">
        <text:list-item>
          <text:p text:style-name="P9">2015-current: Tutoring for the University Athletic Department</text:p>
          <text:list>
            <text:list-header>
              <text:p text:style-name="P9">Thermodynamics: calculus and algebra based</text:p>
              <text:p text:style-name="P9">Introductory Astronomy Courses</text:p>
              <text:p text:style-name="P9">Discrete Mathematics</text:p>
              <text:p text:style-name="P9">Statistics </text:p>
              <text:p text:style-name="P9">Physics- How things work I &amp; II</text:p>
              <text:p text:style-name="P9">Physics II- Electrodynamics: calculus and algebra based</text:p>
              <text:p text:style-name="P9">Physics I- Mechanics, Fluids,</text:p>
              <text:p text:style-name="P9">Computer Science in Python</text:p>
              <text:p text:style-name="P9">General Mathematics</text:p>
              <text:p text:style-name="P9"/>
            </text:list-header>
          </text:list>
        </text:list-item>
        <text:list-item>
          <text:p text:style-name="P9">2013-current: Private Tutoring</text:p>
          <text:list>
            <text:list-header>
              <text:p text:style-name="P9">Undergraduate Physics I,II</text:p>
              <text:p text:style-name="P9">Undergraduate Quantum Mechanics</text:p>
              <text:p text:style-name="P9">Undergraduate Intermediate Electromagnetism</text:p>
              <text:p text:style-name="P9">Undergraduate Physical Chemistry</text:p>
              <text:p text:style-name="P9">Graduate Physics Qualifier Preparation</text:p>
              <text:p text:style-name="P9">Undergraduate Real Analysis</text:p>
            </text:list-header>
          </text:list>
        </text:list-item>
      </text:list>
      <text:p text:style-name="P3"/>
      <text:p text:style-name="P3"/>
      <text:p text:style-name="P3"><text:soft-page-break/></text:p>
      <text:p text:style-name="P3"/>
      <text:p text:style-name="P3"/>
      <text:p text:style-name="P1">Technical Course Work</text:p>
      <text:p text:style-name="P3">Introduction to Topology</text:p>
      <text:p text:style-name="P3">Introduction to Algebraic Topology I</text:p>
      <text:p text:style-name="P3">Abstract Algebra I &amp; II</text:p>
      <text:p text:style-name="P3">Probability Theory</text:p>
      <text:p text:style-name="P3">Real Analysis</text:p>
      <text:p text:style-name="P3">Differential Geometry</text:p>
      <text:p text:style-name="P3">Complex Calculus</text:p>
      <text:p text:style-name="P3">Differential Equations</text:p>
      <text:p text:style-name="P3">Linear Algebra</text:p>
      <text:p text:style-name="P3">Modern Physics</text:p>
      <text:p text:style-name="P3">Mathematical Methods for Physicists</text:p>
      <text:p text:style-name="P3">Computer Science I &amp; II</text:p>
      <text:p text:style-name="P3">Computational Physics</text:p>
      <text:p text:style-name="P3">Introduction to Mechanics</text:p>
      <text:p text:style-name="P3">Introduction to Statistical Mechanics</text:p>
      <text:p text:style-name="P3">Introduction to Electrodynamics I &amp; II</text:p>
      <text:p text:style-name="P3">Introduction to Quantum Mechanics I &amp; II</text:p>
      <text:p text:style-name="P3"/>
      <text:p text:style-name="P1">Conferences and Summer Schools</text:p>
      <text:list xml:id="list1782992606123935312" text:style-name="L7">
        <text:list-item>
          <text:p text:style-name="P10">2016: Presented work at March Meeting</text:p>
        </text:list-item>
        <text:list-item>
          <text:p text:style-name="P10">2015: PITP-IAS Summer School on Condensed Matter Physics</text:p>
        </text:list-item>
        <text:list-item>
          <text:p text:style-name="P10">2013: High Energy Conference at Argonne National Lab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pple-system" svg:font-family="apple-system, BlinkMacSystemFont, 'Segoe UI', Helvetica, Arial, sans-serif, 'Apple Color Emoji', 'Segoe UI Emoji', 'Segoe UI Symbol'"/>
    <style:font-face style:name="Arial2" svg:font-family="Arial" style:font-family-generic="swiss"/>
    <style:font-face style:name="TimesNewRomanPS-BoldMT" svg:font-family="TimesNewRomanPS-BoldMT" style:font-family-generic="swiss"/>
    <style:font-face style:name="TimesNewRomanPSMT" svg:font-family="TimesNewRomanPS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lexander Sirota</meta:initial-creator>
    <meta:creation-date>2017-01-27T13:49:28.12</meta:creation-date>
    <dc:date>2017-02-09T01:23:00.51</dc:date>
    <dc:creator>Alexander Sirota</dc:creator>
    <meta:editing-duration>P8DT14H30M36S</meta:editing-duration>
    <meta:editing-cycles>11</meta:editing-cycles>
    <meta:generator>OpenOffice/4.1.1$Win32 OpenOffice.org_project/411m6$Build-9775</meta:generator>
    <meta:printed-by>Alexander Sirota</meta:printed-by>
    <meta:print-date>2017-02-06T21:10:43.27</meta:print-date>
    <meta:document-statistic meta:table-count="0" meta:image-count="0" meta:object-count="0" meta:page-count="3" meta:paragraph-count="94" meta:word-count="704" meta:character-count="4782"/>
  </office:meta>
</office:document-meta>
</file>